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rbel" svg:font-family="Corbe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7f00" draw:fill-color="#ff7f00" draw:opacity="20%" draw:textarea-horizontal-align="justify" draw:textarea-vertical-align="middle" draw:auto-grow-height="false" fo:min-height="5.965cm" fo:min-width="4.662cm"/>
    </style:style>
    <style:style style:name="gr2" style:family="graphic" style:parent-style-name="standard">
      <style:graphic-properties svg:stroke-color="#00a800" draw:fill-color="#008000" draw:opacity="20%" draw:textarea-horizontal-align="justify" draw:textarea-vertical-align="middle" draw:auto-grow-height="false" fo:min-height="5.408cm" fo:min-width="4.38cm"/>
    </style:style>
    <style:style style:name="gr3" style:family="graphic" style:parent-style-name="standard">
      <style:graphic-properties svg:stroke-color="#7f00ff" draw:fill-color="#7f00ff" draw:opacity="12%" draw:textarea-horizontal-align="justify" draw:textarea-vertical-align="middle" draw:auto-grow-height="false" fo:min-height="7.675cm" fo:min-width="5.37cm"/>
    </style:style>
    <style:style style:name="gr4" style:family="graphic" style:parent-style-name="standard">
      <style:graphic-properties draw:opacity="20%" draw:textarea-horizontal-align="justify" draw:textarea-vertical-align="middle" draw:auto-grow-height="false" fo:min-height="3.358cm" fo:min-width="8.34cm"/>
    </style:style>
    <style:style style:name="gr5" style:family="graphic" style:parent-style-name="standard">
      <style:graphic-properties draw:fill-color="#3fbdbe" draw:textarea-horizontal-align="justify" draw:textarea-vertical-align="middle" draw:auto-grow-height="false" fo:min-height="1.872cm" fo:min-width="1.622cm"/>
    </style:style>
    <style:style style:name="gr6" style:family="graphic" style:parent-style-name="standard">
      <style:graphic-properties svg:stroke-color="#00a800" draw:fill-color="#00803f" draw:textarea-horizontal-align="justify" draw:textarea-vertical-align="middle" draw:auto-grow-height="false" fo:min-height="1.872cm" fo:min-width="1.622cm"/>
    </style:style>
    <style:style style:name="gr7" style:family="graphic" style:parent-style-name="standard">
      <style:graphic-properties svg:stroke-color="#ff007f" draw:fill-color="#ff007f" draw:textarea-horizontal-align="justify" draw:textarea-vertical-align="middle" draw:auto-grow-height="false" fo:min-height="1.872cm" fo:min-width="1.622cm"/>
    </style:style>
    <style:style style:name="gr8" style:family="graphic" style:parent-style-name="standard">
      <style:graphic-properties svg:stroke-color="#d2d02b" draw:fill-color="#d2d02b" draw:textarea-horizontal-align="justify" draw:textarea-vertical-align="middle" draw:auto-grow-height="false" fo:min-height="1.872cm" fo:min-width="1.622cm"/>
    </style:style>
    <style:style style:name="gr9" style:family="graphic" style:parent-style-name="standard">
      <style:graphic-properties draw:fill-color="#00a6a8" draw:textarea-horizontal-align="justify" draw:textarea-vertical-align="middle" draw:auto-grow-height="false" fo:min-height="1.872cm" fo:min-width="1.622cm"/>
    </style:style>
    <style:style style:name="gr10" style:family="graphic" style:parent-style-name="standard">
      <style:graphic-properties svg:stroke-color="#00a800" draw:fill-color="#00a853" draw:textarea-horizontal-align="justify" draw:textarea-vertical-align="middle" draw:auto-grow-height="false" fo:min-height="1.872cm" fo:min-width="1.622cm"/>
    </style:style>
    <style:style style:name="gr11" style:family="graphic" style:parent-style-name="standard">
      <style:graphic-properties svg:stroke-color="#ff00ff" draw:fill-color="#ff00ff" draw:textarea-horizontal-align="justify" draw:textarea-vertical-align="middle" draw:auto-grow-height="false" fo:min-height="1.872cm" fo:min-width="1.622cm"/>
    </style:style>
    <style:style style:name="gr12" style:family="graphic" style:parent-style-name="standard">
      <style:graphic-properties svg:stroke-color="#ff7f00" draw:fill-color="#ff7f00" draw:textarea-horizontal-align="justify" draw:textarea-vertical-align="middle" draw:auto-grow-height="false" fo:min-height="1.872cm" fo:min-width="1.622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0000a8"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7f00ff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ff7f00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objectwithoutfill">
      <style:graphic-properties svg:stroke-width="0.106cm" svg:stroke-color="#008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0000a8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7f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ff7f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draw:stroke="solid" svg:stroke-width="0.106cm" svg:stroke-color="#008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7f00" draw:opacity="20%"/>
      <style:paragraph-properties fo:text-align="center"/>
    </style:style>
    <style:style style:name="P2" style:family="paragraph">
      <loext:graphic-properties draw:fill-color="#008000" draw:opacity="20%"/>
      <style:paragraph-properties fo:text-align="center"/>
    </style:style>
    <style:style style:name="P3" style:family="paragraph">
      <loext:graphic-properties draw:fill-color="#7f00ff" draw:opacity="12%"/>
      <style:paragraph-properties fo:text-align="center"/>
    </style:style>
    <style:style style:name="P4" style:family="paragraph">
      <loext:graphic-properties draw:opacity="20%"/>
      <style:paragraph-properties fo:text-align="center"/>
    </style:style>
    <style:style style:name="P5" style:family="paragraph">
      <style:paragraph-properties fo:text-align="center"/>
      <style:text-properties style:font-name="Corbel" fo:font-size="12pt"/>
    </style:style>
    <style:style style:name="P6" style:family="paragraph">
      <loext:graphic-properties draw:fill-color="#3fbdbe"/>
      <style:paragraph-properties fo:text-align="center"/>
      <style:text-properties style:font-name="Corbel" fo:font-size="12pt"/>
    </style:style>
    <style:style style:name="P7" style:family="paragraph">
      <loext:graphic-properties draw:fill-color="#00803f"/>
      <style:paragraph-properties fo:text-align="center"/>
      <style:text-properties style:font-name="Corbel" fo:font-size="12pt"/>
    </style:style>
    <style:style style:name="P8" style:family="paragraph">
      <loext:graphic-properties draw:fill-color="#ff007f"/>
      <style:paragraph-properties fo:text-align="center"/>
      <style:text-properties style:font-name="Corbel" fo:font-size="12pt"/>
    </style:style>
    <style:style style:name="P9" style:family="paragraph">
      <loext:graphic-properties draw:fill-color="#d2d02b"/>
      <style:paragraph-properties fo:text-align="center"/>
      <style:text-properties style:font-name="Corbel" fo:font-size="12pt"/>
    </style:style>
    <style:style style:name="P10" style:family="paragraph">
      <loext:graphic-properties draw:fill-color="#00a6a8"/>
      <style:paragraph-properties fo:text-align="center"/>
      <style:text-properties style:font-name="Corbel" fo:font-size="12pt"/>
    </style:style>
    <style:style style:name="P11" style:family="paragraph">
      <loext:graphic-properties draw:fill-color="#00a853"/>
      <style:paragraph-properties fo:text-align="center"/>
      <style:text-properties style:font-name="Corbel" fo:font-size="12pt"/>
    </style:style>
    <style:style style:name="P12" style:family="paragraph">
      <loext:graphic-properties draw:fill-color="#ff00ff"/>
      <style:paragraph-properties fo:text-align="center"/>
      <style:text-properties style:font-name="Corbel" fo:font-size="12pt"/>
    </style:style>
    <style:style style:name="P13" style:family="paragraph">
      <loext:graphic-properties draw:fill-color="#ff7f00"/>
      <style:paragraph-properties fo:text-align="center"/>
      <style:text-properties style:font-name="Corbel" fo:font-size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color="#0000a8"/>
    </style:style>
    <style:style style:name="P16" style:family="paragraph">
      <loext:graphic-properties draw:fill="none" draw:fill-color="#ffffff"/>
      <style:text-properties fo:color="#0000a8" style:font-name="Corbel" fo:font-weight="bold" style:font-weight-asian="bold" style:font-weight-complex="bold"/>
    </style:style>
    <style:style style:name="P17" style:family="paragraph">
      <style:text-properties fo:color="#7f00ff"/>
    </style:style>
    <style:style style:name="P18" style:family="paragraph">
      <loext:graphic-properties draw:fill="none" draw:fill-color="#ffffff"/>
      <style:text-properties fo:color="#7f00ff" style:font-name="Corbel" fo:font-weight="bold" style:font-weight-asian="bold" style:font-weight-complex="bold"/>
    </style:style>
    <style:style style:name="P19" style:family="paragraph">
      <style:text-properties fo:color="#008000"/>
    </style:style>
    <style:style style:name="P20" style:family="paragraph">
      <loext:graphic-properties draw:fill="none" draw:fill-color="#ffffff"/>
      <style:text-properties fo:color="#008000" style:font-name="Corbel" fo:font-weight="bold" style:font-weight-asian="bold" style:font-weight-complex="bold"/>
    </style:style>
    <style:style style:name="P21" style:family="paragraph">
      <style:text-properties fo:color="#ff7f00"/>
    </style:style>
    <style:style style:name="P22" style:family="paragraph">
      <loext:graphic-properties draw:fill="none" draw:fill-color="#ffffff"/>
      <style:text-properties fo:color="#ff7f00" style:font-name="Corbel" fo:font-weight="bold" style:font-weight-asian="bold" style:font-weight-complex="bold"/>
    </style:style>
    <style:style style:name="P23" style:family="paragraph">
      <style:paragraph-properties fo:text-align="center"/>
    </style:style>
    <style:style style:name="T1" style:family="text">
      <style:text-properties fo:color="#0000a8" style:font-name="Corbel" fo:font-weight="bold" style:font-weight-asian="bold" style:font-weight-complex="bold"/>
    </style:style>
    <style:style style:name="T2" style:family="text">
      <style:text-properties fo:color="#7f00ff" style:font-name="Corbel" fo:font-weight="bold" style:font-weight-asian="bold" style:font-weight-complex="bold"/>
    </style:style>
    <style:style style:name="T3" style:family="text">
      <style:text-properties fo:color="#008000" style:font-name="Corbel" fo:font-weight="bold" style:font-weight-asian="bold" style:font-weight-complex="bold"/>
    </style:style>
    <style:style style:name="T4" style:family="text">
      <style:text-properties fo:color="#ff7f00" style:font-name="Corbel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2" draw:id="id12" draw:layer="layout" svg:width="7.3cm" svg:height="8.787cm" draw:transform="skewX (-0.339641072438097) translate (13.995cm 11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6.9cm" svg:height="8cm" draw:transform="skewX (0.387288561017542) translate (21.612cm 2.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1" draw:id="id11" draw:layer="layout" svg:width="8.3cm" svg:height="11.207cm" draw:transform="skewX (-0.11397000015523) translate (-0.169cm 7.6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0" draw:id="id10" draw:layer="layout" svg:width="12.5cm" svg:height="5.1cm" svg:x="4.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" draw:id="id2" draw:layer="layout" svg:width="3cm" svg:height="3cm" svg:x="12.028cm" svg:y="2.175cm">
          <text:p text:style-name="P5">2</text:p>
          <text:p text:style-name="P5">Mail.uqac.ca</text:p>
          <text:p text:style-name="P5">/mymail</text:p>
          <text:p text:style-name="P5">(IN= 2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7" draw:id="id7" draw:layer="layout" svg:width="3cm" svg:height="3cm" svg:x="23.5cm" svg:y="4.3cm">
          <text:p text:style-name="P5">5</text:p>
          <text:p text:style-name="P5">Mail.utc.fr</text:p>
          <text:p text:style-name="P5">/mymail</text:p>
          <text:p text:style-name="P5">(IN= 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3" draw:id="id3" draw:layer="layout" svg:width="3cm" svg:height="3cm" svg:x="2.4cm" svg:y="8.7cm">
          <text:p text:style-name="P5">3</text:p>
          <text:p text:style-name="P5">Moodle.uqac.ca</text:p>
          <text:p text:style-name="P5">/uqac</text:p>
          <text:p text:style-name="P5">(IN= 3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9" xml:id="id5" draw:id="id5" draw:layer="layout" svg:width="3cm" svg:height="3cm" svg:x="16.2cm" svg:y="12cm">
          <text:p text:style-name="P5">8</text:p>
          <text:p text:style-name="P5">Moodle.utc.fr</text:p>
          <text:p text:style-name="P5">/home</text:p>
          <text:p text:style-name="P5">(IN= 3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1" draw:id="id1" draw:layer="layout" svg:width="3cm" svg:height="3cm" svg:x="6.3cm" svg:y="2cm">
          <text:p text:style-name="P5">1 </text:p>
          <text:p text:style-name="P5">mail.uqac.ca</text:p>
          <text:p text:style-name="P5">/send</text:p>
          <text:p text:style-name="P5">(IN= 0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8" draw:id="id8" draw:layer="layout" svg:width="3cm" svg:height="3cm" svg:x="20.2cm" svg:y="6.7cm">
          <text:p text:style-name="P5">6</text:p>
          <text:p text:style-name="P5">Mail.utc.fr</text:p>
          <text:p text:style-name="P5">/send</text:p>
          <text:p text:style-name="P5">(IN=0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xml:id="id4" draw:id="id4" draw:layer="layout" svg:width="3cm" svg:height="3cm" svg:x="3.9cm" svg:y="14.7cm">
          <text:p text:style-name="P5">4</text:p>
          <text:p text:style-name="P5">Moodle.uqac.ca</text:p>
          <text:p text:style-name="P5">/home</text:p>
          <text:p text:style-name="P5">(IN= 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xml:id="id6" draw:id="id6" draw:layer="layout" svg:width="3cm" svg:height="3cm" svg:x="19.4cm" svg:y="16.6cm">
          <text:p text:style-name="P5">7</text:p>
          <text:p text:style-name="P5">Moodle.utc.fr</text:p>
          <text:p text:style-name="P5">/contact</text:p>
          <text:p text:style-name="P5">(IN= 3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4" draw:layer="layout" draw:type="line" svg:x1="9.3cm" svg:y1="3.5cm" svg:x2="12.028cm" svg:y2="3.675cm" draw:start-shape="id1" draw:start-glue-point="10" draw:end-shape="id2" draw:end-glue-point="6" svg:d="M9300 3500l2728 175" svg:viewBox="0 0 2729 176">
          <text:p/>
        </draw:connector>
        <draw:connector draw:style-name="gr14" draw:text-style-name="P14" draw:layer="layout" draw:type="line" svg:x1="12.467cm" svg:y1="4.736cm" svg:x2="4.961cm" svg:y2="9.139cm" draw:start-shape="id2" draw:start-glue-point="7" draw:end-shape="id3" draw:end-glue-point="11" svg:d="M12467 4736l-7506 4403" svg:viewBox="0 0 7507 4404">
          <text:p/>
        </draw:connector>
        <draw:connector draw:style-name="gr13" draw:text-style-name="P14" draw:layer="layout" draw:type="line" svg:x1="2.839cm" svg:y1="11.261cm" svg:x2="4.339cm" svg:y2="15.139cm" draw:start-shape="id3" draw:start-glue-point="7" draw:end-shape="id4" draw:end-glue-point="5" svg:d="M2839 11261l1500 3878" svg:viewBox="0 0 1501 3879">
          <text:p/>
        </draw:connector>
        <draw:connector draw:style-name="gr15" draw:text-style-name="P14" draw:layer="layout" draw:type="line" svg:x1="5.4cm" svg:y1="10.2cm" svg:x2="16.639cm" svg:y2="12.439cm" draw:start-shape="id3" draw:start-glue-point="10" draw:end-shape="id5" draw:end-glue-point="5" svg:d="M5400 10200l11239 2239" svg:viewBox="0 0 11240 2240">
          <text:p/>
        </draw:connector>
        <draw:connector draw:style-name="gr13" draw:text-style-name="P14" draw:layer="layout" draw:type="line" svg:x1="5.4cm" svg:y1="14.7cm" svg:x2="3.9cm" svg:y2="11.7cm" draw:start-shape="id4" draw:start-glue-point="4" draw:end-shape="id3" draw:end-glue-point="8" svg:d="M5400 14700l-1500-3000" svg:viewBox="0 0 1501 3001">
          <text:p/>
        </draw:connector>
        <draw:connector draw:style-name="gr15" draw:text-style-name="P14" draw:layer="layout" draw:type="line" svg:x1="6.461cm" svg:y1="15.139cm" svg:x2="16.2cm" svg:y2="13.5cm" draw:start-shape="id4" draw:start-glue-point="11" draw:end-shape="id5" draw:end-glue-point="6" svg:d="M6461 15139l9739-1639" svg:viewBox="0 0 9740 1640">
          <text:p/>
        </draw:connector>
        <draw:connector draw:style-name="gr15" draw:text-style-name="P14" draw:layer="layout" draw:type="line" svg:x1="6.9cm" svg:y1="16.2cm" svg:x2="19.839cm" svg:y2="19.161cm" draw:start-shape="id4" draw:start-glue-point="10" draw:end-shape="id6" draw:end-glue-point="7" svg:d="M6900 16200l12939 2961" svg:viewBox="0 0 12940 2962">
          <text:p/>
        </draw:connector>
        <draw:connector draw:style-name="gr16" draw:text-style-name="P14" draw:layer="layout" draw:type="line" svg:x1="23.939cm" svg:y1="4.739cm" svg:x2="15.028cm" svg:y2="3.675cm" draw:start-shape="id7" draw:start-glue-point="5" draw:end-shape="id2" draw:end-glue-point="10" svg:d="M23939 4739l-8911-1064" svg:viewBox="0 0 8912 1065">
          <text:p/>
        </draw:connector>
        <draw:connector draw:style-name="gr16" draw:text-style-name="P14" draw:layer="layout" draw:type="line" svg:x1="21.7cm" svg:y1="9.7cm" svg:x2="21.961cm" svg:y2="17.039cm" draw:start-shape="id8" draw:start-glue-point="8" draw:end-shape="id6" draw:end-glue-point="11" svg:d="M21700 9700l261 7339" svg:viewBox="0 0 262 7340">
          <text:p/>
        </draw:connector>
        <draw:connector draw:style-name="gr17" draw:text-style-name="P14" draw:layer="layout" draw:type="line" svg:x1="19.4cm" svg:y1="18.1cm" svg:x2="4.961cm" svg:y2="11.261cm" draw:start-shape="id6" draw:start-glue-point="6" draw:end-shape="id3" draw:end-glue-point="9" svg:d="M19400 18100l-14439-6839" svg:viewBox="0 0 14440 6840">
          <text:p/>
        </draw:connector>
        <draw:connector draw:style-name="gr17" draw:text-style-name="P14" draw:layer="layout" draw:type="line" svg:x1="22.4cm" svg:y1="18.1cm" svg:x2="25cm" svg:y2="7.3cm" draw:start-shape="id6" draw:start-glue-point="10" draw:end-shape="id7" draw:end-glue-point="8" svg:d="M22400 18100l2600-10800" svg:viewBox="0 0 2601 10801">
          <text:p/>
        </draw:connector>
        <draw:connector draw:style-name="gr13" draw:text-style-name="P14" draw:layer="layout" draw:type="line" svg:x1="20.9cm" svg:y1="16.6cm" svg:x2="18.761cm" svg:y2="14.561cm" draw:start-shape="id6" draw:start-glue-point="4" draw:end-shape="id5" draw:end-glue-point="9" svg:d="M20900 16600l-2139-2039" svg:viewBox="0 0 2140 2040">
          <text:p/>
        </draw:connector>
        <draw:connector draw:style-name="gr13" draw:text-style-name="P14" draw:layer="layout" draw:type="line" svg:x1="17.7cm" svg:y1="15cm" svg:x2="19.839cm" svg:y2="17.039cm" draw:start-shape="id5" draw:start-glue-point="8" draw:end-shape="id6" draw:end-glue-point="5" svg:d="M17700 15000l2139 2039" svg:viewBox="0 0 2140 2040">
          <text:p/>
        </draw:connector>
        <draw:frame draw:style-name="gr18" draw:text-style-name="P16" draw:layer="layout" svg:width="4.591cm" svg:height="0.882cm" svg:x="9.525cm" svg:y="1.118cm">
          <draw:text-box>
            <text:p text:style-name="P15"><text:span text:style-name="T1">Hnode 0 (IN=1)</text:span></text:p>
          </draw:text-box>
        </draw:frame>
        <draw:frame draw:style-name="gr18" draw:text-style-name="P18" draw:layer="layout" svg:width="2.775cm" svg:height="1.513cm" svg:x="0.625cm" svg:y="13.318cm">
          <draw:text-box>
            <text:p text:style-name="P17"><text:span text:style-name="T2">Hnode 1</text:span></text:p>
            <text:p text:style-name="P17"><text:span text:style-name="T2">(IN=2)</text:span></text:p>
          </draw:text-box>
        </draw:frame>
        <draw:frame draw:style-name="gr18" draw:text-style-name="P20" draw:layer="layout" svg:width="2.78cm" svg:height="1.513cm" svg:x="23.6cm" svg:y="3cm">
          <draw:text-box>
            <text:p text:style-name="P19"><text:span text:style-name="T3">Hnode 2</text:span></text:p>
            <text:p text:style-name="P19"><text:span text:style-name="T3">(IN=1)</text:span></text:p>
          </draw:text-box>
        </draw:frame>
        <draw:frame draw:style-name="gr18" draw:text-style-name="P22" draw:layer="layout" svg:width="2.771cm" svg:height="1.513cm" svg:x="19.225cm" svg:y="13.918cm">
          <draw:text-box>
            <text:p text:style-name="P21"><text:span text:style-name="T4">Hnode 3</text:span></text:p>
            <text:p text:style-name="P21"><text:span text:style-name="T4">(IN=4)</text:span></text:p>
          </draw:text-box>
        </draw:frame>
        <draw:connector draw:style-name="gr19" draw:text-style-name="P14" draw:layer="layout" draw:type="line" svg:x1="25.063cm" svg:y1="2.7cm" svg:x2="15.27cm" svg:y2="1.746cm" draw:start-shape="id9" draw:start-glue-point="4" draw:end-shape="id10" draw:end-glue-point="11" svg:d="M25063 2700l-9793-954" svg:viewBox="0 0 9794 955">
          <text:p text:style-name="P23">1</text:p>
          <text:p text:style-name="P23"/>
        </draw:connector>
        <draw:connector draw:style-name="gr20" draw:text-style-name="P14" draw:layer="layout" draw:type="line" svg:x1="4.6cm" svg:y1="3.55cm" svg:x2="3.981cm" svg:y2="7.642cm" draw:start-shape="id10" draw:start-glue-point="6" draw:end-shape="id11" draw:end-glue-point="4" svg:d="M4600 3550l-619 4092" svg:viewBox="0 0 620 4093">
          <text:p text:style-name="P23">1 <text:s text:c="3"/></text:p>
        </draw:connector>
        <draw:connector draw:style-name="gr21" draw:text-style-name="P14" draw:layer="layout" draw:type="line" svg:x1="5.263cm" svg:y1="18.849cm" svg:x2="20.75cm" svg:y2="20.087cm" draw:start-shape="id11" draw:start-glue-point="8" draw:end-shape="id12" draw:end-glue-point="8" svg:d="M5263 18849l15487 1238" svg:viewBox="0 0 15488 1239">
          <text:p text:style-name="P23">3</text:p>
          <text:p text:style-name="P23"/>
        </draw:connector>
        <draw:connector draw:style-name="gr22" draw:text-style-name="P14" draw:layer="layout" draw:type="line" svg:x1="17.644cm" svg:y1="11.3cm" svg:x2="7.103cm" svg:y2="9.283cm" draw:start-shape="id12" draw:start-glue-point="4" draw:end-shape="id11" draw:end-glue-point="11" svg:d="M17644 11300l-10541-2017" svg:viewBox="0 0 10542 2018">
          <text:p text:style-name="P23">1</text:p>
          <text:p text:style-name="P23"/>
        </draw:connector>
        <draw:connector draw:style-name="gr23" draw:text-style-name="P14" draw:layer="layout" draw:type="line" svg:x1="19.837cm" svg:y1="9.529cm" svg:x2="20.68cm" svg:y2="12.586cm" draw:start-shape="id9" draw:start-glue-point="7" draw:end-shape="id12" draw:end-glue-point="11" svg:d="M19837 9529l843 3057" svg:viewBox="0 0 844 3058">
          <text:p text:style-name="P23">1 <text:s text:c="3"/></text:p>
        </draw:connector>
        <draw:connector draw:style-name="gr22" draw:text-style-name="P14" draw:layer="layout" draw:type="line" svg:x1="22.876cm" svg:y1="18.801cm" svg:x2="26.882cm" svg:y2="6.7cm" draw:start-shape="id12" draw:start-glue-point="9" draw:end-shape="id9" draw:end-glue-point="10" svg:d="M22876 18801l4006-12101" svg:viewBox="0 0 4007 12102">
          <text:p text:style-name="P23"><text:s text:c="4"/>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rbel" svg:font-family="Corbe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0T11:04:54.256000000</meta:creation-date>
    <dc:date>2018-06-10T12:06:42.140000000</dc:date>
    <meta:editing-duration>PT1H1M45S</meta:editing-duration>
    <meta:editing-cycles>8</meta:editing-cycles>
    <meta:generator>LibreOffice/5.3.5.2$Windows_X86_64 LibreOffice_project/50d9bf2b0a79cdb85a3814b592608037a682059d</meta:generator>
    <meta:document-statistic meta:object-count="35"/>
  </office:meta>
</office:document-meta>
</file>